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3180000019E4E9A2BEFC8C8E8A0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2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fo:min-height="1.328cm"/>
      <style:paragraph-properties style:writing-mode="lr-tb"/>
    </style:style>
    <style:style style:name="pr4" style:family="presentation" style:parent-style-name="Blue_5f_Curve1_5f_-outline1">
      <style:graphic-properties fo:min-height="10.001cm"/>
      <style:paragraph-properties style:writing-mode="lr-tb"/>
    </style:style>
    <style:style style:name="pr5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6" style:family="presentation" style:parent-style-name="Blue_5f_Curve1_5f_-outline1">
      <style:graphic-properties fo:min-height="5.57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top="0.305cm" fo:margin-bottom="0cm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1_5f_" presentation:presentation-page-layout-name="AL1T1" presentation:use-date-time-name="dtd1">
        <office:forms form:automatic-focus="false" form:apply-design-mode="false"/>
        <draw:frame presentation:style-name="pr1" draw:layer="layout" svg:width="26cm" svg:height="1.328cm" svg:x="1cm" svg:y="0.5cm" presentation:class="title" presentation:user-transformed="true">
          <draw:text-box>
            <text:p>Front-end Web</text:p>
          </draw:text-box>
        </draw:frame>
        <draw:frame draw:style-name="gr1" draw:text-style-name="P1" draw:layer="layout" svg:width="15.715cm" svg:height="8.214cm" svg:x="5.875cm" svg:y="3.81cm">
          <draw:image xlink:href="Pictures/10000001000003180000019E4E9A2BEFC8C8E8A0.png" xlink:type="simple" xlink:show="embed" xlink:actuate="onLoad" draw:mime-type="image/png">
            <text:p/>
          </draw:image>
        </draw:frame>
        <draw:frame draw:style-name="gr2" draw:text-style-name="P2" draw:layer="layout" svg:width="6.985cm" svg:height="7.361cm" svg:x="1.27cm" svg:y="3.952cm">
          <draw:text-box>
            <text:p><text:tab/> pygeoapi</text:p>
            <text:p><text:s text:c="8"/>MapServer</text:p>
            <text:p><text:s text:c="8"/>deegree</text:p>
            <text:p><text:s text:c="8"/>OpenLayers</text:p>
            <text:p><text:s text:c="8"/>GeoMoose</text:p>
            <text:p><text:s text:c="8"/>Mapbender</text:p>
            <text:p><text:s text:c="8"/>PyWPS</text:p>
            <text:p><text:s text:c="8"/>GeoServer</text:p>
            <text:p/>
            <text:p/>
          </draw:text-box>
        </draw:frame>
        <draw:frame draw:style-name="gr2" draw:text-style-name="P2" draw:layer="layout" svg:width="6.985cm" svg:height="0.962cm" svg:x="19.05cm" svg:y="3.81cm">
          <draw:text-box>
            <text:p>Postgres w/ postgi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_5f_" presentation:presentation-page-layout-name="AL1T1" presentation:use-date-time-name="dtd1">
        <office:forms form:automatic-focus="false" form:apply-design-mode="false"/>
        <draw:frame presentation:style-name="pr1" draw:layer="layout" svg:width="26cm" svg:height="1.328cm" svg:x="1cm" svg:y="0.5cm" presentation:class="title" presentation:user-transformed="true">
          <draw:text-box>
            <text:p>Front-end Web</text:p>
          </draw:text-box>
        </draw:frame>
        <draw:frame draw:style-name="gr2" draw:text-style-name="P5" draw:layer="layout" svg:width="6.985cm" svg:height="4.106cm" svg:x="12.065cm" svg:y="3.81cm">
          <draw:text-box>
            <text:p text:style-name="P4">MapLibre <text:line-break/>Leaflet</text:p>
            <text:p text:style-name="P4">OpenLayers</text:p>
            <text:p text:style-name="P4">deck.gl</text:p>
            <text:p text:style-name="P4">d3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_5f_" presentation:presentation-page-layout-name="AL1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ool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HTML/CSS/JS</text:p>
              </text:list-item>
              <text:list-item>
                <text:p>Maplibre, Leaflet, OpenLayers, deck.gl</text:p>
                <text:list>
                  <text:list-item>
                    <text:p>x ArcGIS</text:p>
                  </text:list-item>
                  <text:list-item>
                    <text:p>x Mapbox (well, sort of)</text:p>
                  </text:list-item>
                </text:list>
              </text:list-item>
              <text:list-item>
                <text:p>Git</text:p>
              </text:list-item>
              <text:list-item>
                <text:p>Github/Gitlab</text:p>
              </text:list-item>
              <text:list-item>
                <text:p>NodeJS - https://github.com/nodejs/n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_5f_" presentation:presentation-page-layout-name="AL1T1" presentation:use-date-time-name="dtd1">
        <office:forms form:automatic-focus="false" form:apply-design-mode="false"/>
        <draw:frame presentation:style-name="pr1" draw:layer="layout" svg:width="26cm" svg:height="1.328cm" svg:x="1cm" svg:y="0.5cm" presentation:class="title">
          <draw:text-box>
            <text:p>Web Maps</text:p>
          </draw:text-box>
        </draw:frame>
        <draw:frame presentation:style-name="pr6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26:57.478251887</meta:creation-date>
    <meta:editing-duration>P8DT23M30S</meta:editing-duration>
    <meta:editing-cycles>4</meta:editing-cycles>
    <meta:generator>LibreOffice/7.5.3.2$MacOSX_X86_64 LibreOffice_project/9f56dff12ba03b9acd7730a5a481eea045e468f3</meta:generator>
    <dc:title>Blue Curve</dc:title>
    <dc:date>2023-05-23T16:50:28.537610277</dc:date>
    <meta:document-statistic meta:object-count="66"/>
  </office:meta>
</office:document-meta>
</file>